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9"/>
    <style:style style:name="P8" style:family="paragraph" style:parent-style-name="Text_20_body">
      <style:text-properties officeooo:paragraph-rsid="0005caac"/>
    </style:style>
    <style:style style:name="P9" style:family="paragraph" style:parent-style-name="Text_20_body">
      <style:paragraph-properties fo:margin-top="0cm" fo:margin-bottom="0cm" style:contextual-spacing="false"/>
    </style:style>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8">
      <style:paragraph-properties fo:margin-top="0cm" fo:margin-bottom="0cm" style:contextual-spacing="false"/>
    </style:style>
    <style:style style:name="P14" style:family="paragraph" style:parent-style-name="Text_20_body" style:list-style-name="L9">
      <style:paragraph-properties fo:margin-top="0cm" fo:margin-bottom="0cm" style:contextual-spacing="false"/>
    </style:style>
    <style:style style:name="P15" style:family="paragraph" style:parent-style-name="Standard">
      <style:paragraph-properties fo:margin-top="0cm" fo:margin-bottom="0.499cm" style:contextual-spacing="false"/>
    </style:style>
    <style:style style:name="P16" style:family="paragraph" style:parent-style-name="Preformatted_20_Text">
      <style:paragraph-properties fo:margin-top="0cm" fo:margin-bottom="0.499cm" style:contextual-spacing="false"/>
    </style:style>
    <style:style style:name="T1" style:family="text">
      <style:text-properties officeooo:rsid="0005caa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community/search"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community/tutorials/how-to-install-and-configure-salt-master-and-minion-servers-on-ubuntu-14-04/comments"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community/tutorials/how-to-install-and-configure-salt-master-and-minion-servers-on-ubuntu-14-0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8"><text:span text:style-name="T1">Link :.......</text:span> <text:a xlink:type="simple" xlink:href="https://www.digitalocean.com/community/tutorials/how-to-install-and-configure-salt-master-and-minion-servers-on-ubuntu-14-04"><text:span text:style-name="T1">https://www.digitalocean.com/community/tutorials/how-to-install-and-configure-salt-master-and-minion-servers-on-ubuntu-14-04</text:span></text:a><text:span text:style-name="T1"> <text:s text:c="2"/></text:span></text:p>
      <text:h text:style-name="Heading_20_1" text:outline-level="1">How To Install and Configure Salt Master and Minion Servers on Ubuntu 14.04</text:h>
      <text:p text:style-name="Text_20_body">Posted Oct 5, 2015 23.3k views <text:a xlink:type="simple" xlink:href="https://www.digitalocean.com/community/tags/configuration-management?type=tutorials">Configuration Management</text:a> <text:a xlink:type="simple" xlink:href="https://www.digitalocean.com/community/tags/ubuntu?type=tutorials">Ubuntu</text:a> </text:p>
      <text:h text:style-name="Heading_20_3" text:outline-level="3"><text:bookmark text:name="introduction"/>Introduction</text:h>
      <text:p text:style-name="Text_20_body">SaltStack is a powerful, flexible, high performing configuration management and remote execution system. It can be used manage your infrastructure from a centralized location while minimizing manual maintenance steps. To learn more about some of the terminologies and tools involved with SaltStack, check out <text:a xlink:type="simple" xlink:href="https://www.digitalocean.com/community/tutorials/an-introduction-to-saltstack-terminology-and-concepts">this guide</text:a>.</text:p>
      <text:p text:style-name="Text_20_body">In this article, we will focus on getting a Salt master server set up to manage your infrastructure. We will also demonstrate how to install the Salt minion daemon on other computers in order to manage them with Salt. We will be using two Ubuntu 14.04 servers to demonstrate these steps.</text:p>
      <text:h text:style-name="Heading_20_2" text:outline-level="2"><text:bookmark text:name="prerequisites"/>Prerequisites</text:h>
      <text:p text:style-name="Text_20_body">To get started, you should have at least two Ubuntu 14.04 server instances. These should have a non-root user configured with <text:span text:style-name="Source_20_Text">sudo</text:span> privileges. You can learn how to create and configure these users by following our <text:a xlink:type="simple" xlink:href="https://www.digitalocean.com/community/tutorials/initial-server-setup-with-ubuntu-14-04">Ubuntu 14.04 initial server setup guide</text:a>.</text:p>
      <text:p text:style-name="Text_20_body">When you are ready to get started, log into the server you want to use as the Salt master with your <text:span text:style-name="Source_20_Text">sudo</text:span> user. We will configure this machine first.</text:p>
      <text:h text:style-name="Heading_20_2" text:outline-level="2"><text:bookmark text:name="install-the-master-daemon"/>Install the Master Daemon</text:h>
      <text:p text:style-name="Text_20_body">The Salt master daemon can be installed in a number of ways on Ubuntu 14.04. The following is a brief rundown of the advantages and disadvantages of each method:</text:p>
      <text:list xml:id="list648421752657030535" text:style-name="L2">
        <text:list-item>
          <text:p text:style-name="P11"><text:span text:style-name="Strong_20_Emphasis">Ubuntu SaltStack PPA</text:span>: Uses the Ubuntu native package management tools to install and update the required software. This is the easiest method of install but, as is the case at the time of this writing, the packages can be significantly out-of-date. </text:p>
        </text:list-item>
        <text:list-item>
          <text:p text:style-name="P2"><text:span text:style-name="Strong_20_Emphasis">Salt-Bootstrap</text:span>: This bootstrapping script attempts to provide a more universal method for installing and configuring Salt. It can attempt to use the native software tools available, which means that it may still try to install from the PPA above. It also provides easy access to the development versions of Salt. </text:p>
        </text:list-item>
      </text:list>
      <text:p text:style-name="Text_20_body">Below, we will outline how to install using the Ubuntu PPA method. We will also provide instructions on how to use the <text:span text:style-name="Source_20_Text">salt-bootstrap</text:span> script to install both the stable and the development versions of Salt master.</text:p>
      <text:p text:style-name="Text_20_body"><text:soft-page-break/>It is up to you to decide which option suits your needs best. If you run into issues, there might be bug fixes available in the development version. However, there is also a chance of running into newly released bugs.</text:p>
      <text:h text:style-name="Heading_20_3" text:outline-level="3"><text:bookmark text:name="install-the-stable-version-from-the-official-ppa"/>Install the Stable Version from the Official PPA</text:h>
      <text:p text:style-name="Text_20_body">Installing from the Ubuntu PPA is the most straight forward installation method.</text:p>
      <text:p text:style-name="Text_20_body">To get started, you will need to add the SaltStack PPA to the server you will use as your master. You can do this by typing:</text:p>
      <text:p text:style-name="P16"><text:span text:style-name="Source_20_Text">sudo add-apt-repository ppa:saltstack/salt</text:span></text:p>
      <text:p text:style-name="Text_20_body">Once you have confirmed the PPA addition, it will be added to your system. To index the new packages available within, you will need to update your local package index. Afterwards, you can install the relevant software:</text:p>
      <text:p text:style-name="Preformatted_20_Text"><text:span text:style-name="Source_20_Text">sudo apt-get update</text:span></text:p>
      <text:p text:style-name="P16"><text:span text:style-name="Source_20_Text">sudo apt-get install salt-master salt-minion salt-ssh salt-cloud salt-doc</text:span></text:p>
      <text:p text:style-name="Text_20_body">In the above command, we installed both the Salt master and minion daemons. This will allow us to control our master server with Salt as well. We also installed <text:span text:style-name="Source_20_Text">salt-ssh</text:span> and <text:span text:style-name="Source_20_Text">salt-cloud</text:span>, which give us more flexibility in how we connect to and control resources. We've included the documentation package as well.</text:p>
      <text:p text:style-name="Text_20_body">At this point, you are done with the Salt master installation. Skip down to the <text:a xlink:type="simple" xlink:href="https://www.digitalocean.com/community/tutorials/how-to-install-and-configure-salt-master-and-minion-servers-on-ubuntu-14-04#initial-master-configuration">initial master configuration section</text:a> to get your new services up and running.</text:p>
      <text:h text:style-name="Heading_20_3" text:outline-level="3"><text:bookmark text:name="install-the-stable-version-using-salt-bootstrap"/>Install the Stable Version Using Salt-Bootstrap</text:h>
      <text:p text:style-name="Text_20_body">An alternative to using the PPA directly is to install the stable version using the <text:span text:style-name="Source_20_Text">salt-bootstrap</text:span> script. This is available for download from the SaltStack website. One reason you may choose to use this method of installing the stable system over the above method is that it grabs some of its dependencies from the <text:span text:style-name="Source_20_Text">pip</text:span> package manager. This may give you more up-to-date versions of some of the Salt dependencies.</text:p>
      <text:p text:style-name="Text_20_body">To get started, move to your home directory or somewhere else where you have write permissions. We can use <text:span text:style-name="Source_20_Text">curl</text:span> to download the bootstrap script. We will be following the instructions found on the <text:a xlink:type="simple" xlink:href="https://github.com/saltstack/salt-bootstrap"><text:span text:style-name="Source_20_Text">salt-bootstrap</text:span></text:a><text:a xlink:type="simple" xlink:href="https://github.com/saltstack/salt-bootstrap"> GitHub page</text:a> and will use the output name they selected for clarity:</text:p>
      <text:p text:style-name="Preformatted_20_Text"><text:span text:style-name="Source_20_Text">cd ~</text:span></text:p>
      <text:p text:style-name="P16"><text:span text:style-name="Source_20_Text">curl -L https://bootstrap.saltstack.com -o install_salt.sh</text:span></text:p>
      <text:p text:style-name="Text_20_body">At this point, take a look at the script to make sure that it is not doing anything that you do not approve of:</text:p>
      <text:p text:style-name="P16"><text:span text:style-name="Source_20_Text">less ~/install_salt.sh</text:span></text:p>
      <text:p text:style-name="Text_20_body">The <text:span text:style-name="Source_20_Text">salt-bootstrap</text:span> script is maintained by the SaltStack team, but you should always check the contents of external scripts before running them.</text:p>
      <text:p text:style-name="Text_20_body">When you are satisfied with the actions that will be taken, run the script by passing it to <text:span text:style-name="Source_20_Text">sh</text:span>. We will <text:soft-page-break/>use the <text:span text:style-name="Source_20_Text">-P</text:span> flag so that the script can use <text:span text:style-name="Source_20_Text">pip</text:span> as a dependency source, as necessary. Without this flag, the installation will likely fail. We also need to include the <text:span text:style-name="Source_20_Text">-M</text:span> flag so that the Salt master daemon is installed. All of the Salt helper utilities will be automatically included.</text:p>
      <text:p text:style-name="Text_20_body">The full command we need is:</text:p>
      <text:p text:style-name="P16"><text:span text:style-name="Source_20_Text">sudo sh install_salt.sh -P -M</text:span></text:p>
      <text:p text:style-name="Text_20_body">At this point, you are done with the Salt master installation. Skip down to the <text:a xlink:type="simple" xlink:href="https://www.digitalocean.com/community/tutorials/how-to-install-and-configure-salt-master-and-minion-servers-on-ubuntu-14-04#initial-master-configuration">initial master configuration section</text:a> to get your new services up and running.</text:p>
      <text:h text:style-name="Heading_20_3" text:outline-level="3"><text:bookmark text:name="install-the-development-version-using-salt-bootstrap"/>Install the Development Version Using Salt-Bootstrap</text:h>
      <text:p text:style-name="Text_20_body">We can also use the <text:span text:style-name="Source_20_Text">salt-bootstrap</text:span> script to install a development version of Salt using <text:span text:style-name="Source_20_Text">git</text:span>. This can be helpful to get access to newer features and, more importantly, to get access to more recent bug fixes that might not be available in the PPA version of the software.</text:p>
      <text:p text:style-name="Text_20_body">The script needed is the same <text:span text:style-name="Source_20_Text">salt-bootstrap</text:span> script we used above. Only the options we use will be different. With this in mind, if you don't have the script already, download it to your home directory:</text:p>
      <text:p text:style-name="Preformatted_20_Text"><text:span text:style-name="Source_20_Text">cd ~</text:span></text:p>
      <text:p text:style-name="P16"><text:span text:style-name="Source_20_Text">curl -L https://bootstrap.saltstack.com -o install_salt.sh</text:span></text:p>
      <text:p text:style-name="Text_20_body">Again, take a look at the script to ensure that you are okay with the operations that it will perform:</text:p>
      <text:p text:style-name="P16"><text:span text:style-name="Source_20_Text">less ~/install_salt.sh</text:span></text:p>
      <text:p text:style-name="Text_20_body">When you are satisfied, you can pass the script to <text:span text:style-name="Source_20_Text">sh</text:span> to execute it. We will include the <text:span text:style-name="Source_20_Text">-P</text:span> flag to tell the script to get dependencies with <text:span text:style-name="Source_20_Text">pip</text:span> if necessary. The <text:span text:style-name="Source_20_Text">-M</text:span> flag is included to specify that we wish to install the Salt master. We will end the command with <text:span text:style-name="Source_20_Text">git develop</text:span> to tell the script that we want to use the <text:a xlink:type="simple" xlink:href="https://github.com/saltstack/salt">SaltStack GitHub repo</text:a> to install the most recent development version instead of the Ubuntu PPA.</text:p>
      <text:p text:style-name="Text_20_body">The full command we need is:</text:p>
      <text:p text:style-name="P16"><text:span text:style-name="Source_20_Text">sudo sh install_salt.sh -P -M git develop</text:span></text:p>
      <text:p text:style-name="Text_20_body">At this point, you are done with the Salt master installation. Next, we will configure the master in order to get the new services up and running.</text:p>
      <text:h text:style-name="Heading_20_2" text:outline-level="2"><text:bookmark text:name="initial-master-configuration"/>Initial Master Configuration</text:h>
      <text:p text:style-name="Text_20_body">Next, we need to configure the Salt master.</text:p>
      <text:h text:style-name="Heading_20_3" text:outline-level="3"><text:bookmark text:name="create-the-salt-directory-structures"/>Create the Salt Directory Structures</text:h>
      <text:p text:style-name="Text_20_body">First, we will create the configuration management directory structure where the Salt master will look for various files. These are all under the <text:span text:style-name="Source_20_Text">/srv</text:span> directory by default. We need <text:span text:style-name="Source_20_Text">/srv/salt</text:span> and <text:span text:style-name="Source_20_Text">/srv/pillar</text:span> to get started. Create them now by typing:</text:p>
      <text:p text:style-name="P16"><text:span text:style-name="Source_20_Text">sudo mkdir -p /srv/{salt,pillar}</text:span></text:p>
      <text:h text:style-name="Heading_20_3" text:outline-level="3"><text:bookmark text:name="modify-the-salt-master-configuration"/><text:soft-page-break/>Modify the Salt Master Configuration</text:h>
      <text:p text:style-name="Text_20_body">Next, we will adjust the Salt master configuration file. Open the file with <text:span text:style-name="Source_20_Text">sudo</text:span> privileges in your text editor:</text:p>
      <text:p text:style-name="P16"><text:span text:style-name="Source_20_Text">sudo nano /etc/salt/master</text:span></text:p>
      <text:p text:style-name="Text_20_body">The first thing we will do is set the <text:span text:style-name="Source_20_Text">file_roots</text:span> dictionary. This basically specifies the locations where the Salt master will look for configuration management instructions. The <text:span text:style-name="Source_20_Text">base</text:span> specifies the default environment. Two of the directories we created earlier will be used for this purpose. The <text:span text:style-name="Source_20_Text">/srv/salt</text:span> will be used for administrator-created instructions, and the <text:span text:style-name="Source_20_Text">/srv/formulas</text:span> will be set aside for pre-packaged configurations downloaded from external sources:</text:p>
      <text:p text:style-name="Text_20_body">/etc/salt/master</text:p>
      <text:p text:style-name="Preformatted_20_Text"><text:span text:style-name="Source_20_Text">file_roots:</text:span></text:p>
      <text:p text:style-name="Preformatted_20_Text"><text:span text:style-name="Source_20_Text"><text:s text:c="2"/>base:</text:span></text:p>
      <text:p text:style-name="Preformatted_20_Text"><text:span text:style-name="Source_20_Text"><text:s text:c="4"/>- /srv/salt</text:span></text:p>
      <text:p text:style-name="P16"><text:span text:style-name="Source_20_Text"><text:s text:c="4"/>- /srv/formulas</text:span></text:p>
      <text:p text:style-name="P9">Note</text:p>
      <text:p text:style-name="Text_20_body">It is important to replicate the formats given exactly. Salt uses YAML-style configuration files. These require strict attention to spacing and indentation for the daemon to correctly interpret the values.</text:p>
      <text:p text:style-name="Text_20_body">Next, we will will set up the root directory for our Salt pillar configuration. This looks very similar to the above configuration and uses the third directory we created:</text:p>
      <text:p text:style-name="Text_20_body">/etc/salt/master</text:p>
      <text:p text:style-name="Preformatted_20_Text"><text:span text:style-name="Source_20_Text">pillar_roots:</text:span></text:p>
      <text:p text:style-name="Preformatted_20_Text"><text:span text:style-name="Source_20_Text"><text:s text:c="2"/>base:</text:span></text:p>
      <text:p text:style-name="P16"><text:span text:style-name="Source_20_Text"><text:s text:c="4"/>- /srv/pillar</text:span></text:p>
      <text:p text:style-name="Text_20_body">This is all we need to configure for the master at this time. Save and close the file when you are finished.</text:p>
      <text:h text:style-name="Heading_20_3" text:outline-level="3"><text:bookmark text:name="modify-the-salt-minion-configuration"/>Modify the Salt Minion Configuration</text:h>
      <text:p text:style-name="Text_20_body">We also installed the Salt minion daemon on this machine so that we can keep it in line with the rest of our infrastructure policies. Open the Salt minion configuration with <text:span text:style-name="Source_20_Text">sudo</text:span> privileges next:</text:p>
      <text:p text:style-name="P16"><text:span text:style-name="Source_20_Text">sudo nano /etc/salt/minion</text:span></text:p>
      <text:p text:style-name="Text_20_body">The only change we need to make is to specify the master that this minion should connect to. In this case, the minion should connect to the master process running on the same machine. Set the <text:span text:style-name="Source_20_Text">master</text:span> key equal to the local loopback address <text:span text:style-name="Source_20_Text">127.0.0.1</text:span> in order for the minion to correctly connect:</text:p>
      <text:p text:style-name="Text_20_body">/etc/salt/minion</text:p>
      <text:p text:style-name="P16"><text:span text:style-name="Source_20_Text">master: 127.0.0.1</text:span></text:p>
      <text:p text:style-name="Text_20_body">Save and close the file when you are finished.</text:p>
      <text:h text:style-name="Heading_20_3" text:outline-level="3"><text:bookmark text:name="restart-the-processes"/><text:soft-page-break/>Restart the Processes</text:h>
      <text:p text:style-name="Text_20_body">Now, we need to restart both the Salt master and minion daemons in order to use our new configurations:</text:p>
      <text:p text:style-name="Preformatted_20_Text"><text:span text:style-name="Source_20_Text">sudo restart salt-master</text:span></text:p>
      <text:p text:style-name="P16"><text:span text:style-name="Source_20_Text">sudo restart salt-minion</text:span></text:p>
      <text:p text:style-name="Text_20_body">Both of the daemons will restart, taking into account the configuration changes we've outlined.</text:p>
      <text:h text:style-name="Heading_20_3" text:outline-level="3"><text:bookmark text:name="accept-the-minion-key"/>Accept the Minion Key</text:h>
      <text:p text:style-name="Text_20_body">Following the reboot, the Salt minion daemon automatically contacted the Salt master with its credentials. As an administrator, you simple need to verify and accept the minion's key to allow communication.</text:p>
      <text:p text:style-name="Text_20_body">Start by listing all of the keys that the Salt master has knowledge of:</text:p>
      <text:p text:style-name="P16"><text:span text:style-name="Source_20_Text">sudo salt-key --list all</text:span></text:p>
      <text:p text:style-name="Text_20_body">You should see something like this. The <text:span text:style-name="Source_20_Text">saltmaster</text:span> below should match the Salt minion ID of your system. This is typically the hostname of your server:</text:p>
      <text:p text:style-name="Preformatted_20_Text"><text:span text:style-name="Source_20_Text">Output</text:span></text:p>
      <text:p text:style-name="Preformatted_20_Text"><text:span text:style-name="Source_20_Text">Accepted Keys:</text:span></text:p>
      <text:p text:style-name="Preformatted_20_Text"><text:span text:style-name="Source_20_Text">Denied Keys:</text:span></text:p>
      <text:p text:style-name="Preformatted_20_Text"><text:span text:style-name="Source_20_Text">Unaccepted Keys:</text:span></text:p>
      <text:p text:style-name="Preformatted_20_Text"><text:span text:style-name="Source_20_Text">saltmaster</text:span></text:p>
      <text:p text:style-name="P16"><text:span text:style-name="Source_20_Text">Rejected Keys:</text:span></text:p>
      <text:p text:style-name="Text_20_body">As you can see, our Salt minion has sent its key to the master, but it has not been accepted yet. For security purposes, before accepting the key, we will run two commands.</text:p>
      <text:p text:style-name="Text_20_body">We need to make sure the output of this (which tells us the fingerprint of the key the Salt minion generated):</text:p>
      <text:p text:style-name="P16"><text:span text:style-name="Source_20_Text">sudo salt-call key.finger --local</text:span></text:p>
      <text:p text:style-name="Preformatted_20_Text"><text:span text:style-name="Source_20_Text">Output</text:span></text:p>
      <text:p text:style-name="Preformatted_20_Text"><text:span text:style-name="Source_20_Text">local:</text:span></text:p>
      <text:p text:style-name="P16"><text:span text:style-name="Source_20_Text"><text:s text:c="4"/>24:c8:77:1d:ed:10:d7:b0:3e:bc:bc:ed:41:e1:5a:d1</text:span></text:p>
      <text:p text:style-name="Text_20_body">Matches the fingerprint found here (the fingerprint of the key that the Salt master is being asked to accept). Substitute the minion ID here:</text:p>
      <text:p text:style-name="P16"><text:span text:style-name="Source_20_Text">sudo salt-key -f saltmaster</text:span></text:p>
      <text:p text:style-name="Preformatted_20_Text"><text:span text:style-name="Source_20_Text">Output</text:span></text:p>
      <text:p text:style-name="Preformatted_20_Text"><text:span text:style-name="Source_20_Text">Unaccepted Keys:</text:span></text:p>
      <text:p text:style-name="P16"><text:span text:style-name="Source_20_Text">saltmaster: 24:c8:77:1d:ed:10:d7:b0:3e:bc:bc:ed:41:e1:5a:d1</text:span></text:p>
      <text:p text:style-name="Text_20_body">Once you verify that those values are the same, you can accept the key by typing:</text:p>
      <text:p text:style-name="P16"><text:span text:style-name="Source_20_Text">sudo salt-key -a saltmaster</text:span></text:p>
      <text:p text:style-name="Text_20_body">After accepting the key, you can see that the key has been moved to the "Accepted Keys" section:</text:p>
      <text:p text:style-name="P16"><text:soft-page-break/><text:span text:style-name="Source_20_Text">sudo salt-key --list all</text:span></text:p>
      <text:p text:style-name="Preformatted_20_Text"><text:span text:style-name="Source_20_Text">Output</text:span></text:p>
      <text:p text:style-name="Preformatted_20_Text"><text:span text:style-name="Source_20_Text">Accepted Keys:</text:span></text:p>
      <text:p text:style-name="Preformatted_20_Text"><text:span text:style-name="Source_20_Text">saltmaster</text:span></text:p>
      <text:p text:style-name="Preformatted_20_Text"><text:span text:style-name="Source_20_Text">Denied Keys:</text:span></text:p>
      <text:p text:style-name="Preformatted_20_Text"><text:span text:style-name="Source_20_Text">Unaccepted Keys:</text:span></text:p>
      <text:p text:style-name="P16"><text:span text:style-name="Source_20_Text">Rejected Keys:</text:span></text:p>
      <text:p text:style-name="Text_20_body">Now, you can test that the Salt master and minion processes are communicating correctly by typing:</text:p>
      <text:p text:style-name="P16"><text:span text:style-name="Source_20_Text">sudo salt '*' test.ping</text:span></text:p>
      <text:p text:style-name="Text_20_body">You should receive a message back indicating that the health check was successful:</text:p>
      <text:p text:style-name="Preformatted_20_Text"><text:span text:style-name="Source_20_Text">Output</text:span></text:p>
      <text:p text:style-name="Preformatted_20_Text"><text:span text:style-name="Source_20_Text">saltmaster:</text:span></text:p>
      <text:p text:style-name="P16"><text:span text:style-name="Source_20_Text"><text:s text:c="4"/>True</text:span></text:p>
      <text:p text:style-name="Text_20_body">Your Salt master server is now configured. We can move onto demonstrating how to set up an additional Salt minion server.</text:p>
      <text:h text:style-name="Heading_20_2" text:outline-level="2"><text:bookmark text:name="install-a-separate-minion"/>Install a Separate Minion</text:h>
      <text:p text:style-name="Text_20_body">Now that we have our Salt master server up and running smoothly, we can demonstrate how to bring a new server under Salt's control as a minion.</text:p>
      <text:p text:style-name="Text_20_body">Again, we have multiple ways of installing the necessary software, but <text:span text:style-name="Strong_20_Emphasis">you should match the method used for the master server</text:span>. This will ensure that you do not have a version mismatch between Salt master and minion. Salt minions that are more up-to-date than their master server may exhibit unpredictable behavior.</text:p>
      <text:p text:style-name="Text_20_body">When you are ready, log into your second server with your <text:span text:style-name="Source_20_Text">sudo</text:span> user.</text:p>
      <text:h text:style-name="Heading_20_3" text:outline-level="3"><text:bookmark text:name="install-the-stable-master-from-the-official-ppa"/>Install the Stable Master from the Official PPA</text:h>
      <text:p text:style-name="Text_20_body">If you installed your Salt master server from the SaltStack PPA, you can add the same PPA on your Ubuntu minion server:</text:p>
      <text:p text:style-name="P16"><text:span text:style-name="Source_20_Text">sudo add-apt-repository ppa:saltstack/salt</text:span></text:p>
      <text:p text:style-name="Text_20_body">This time, we only need to install the <text:span text:style-name="Source_20_Text">salt-minion</text:span> executable. Update your local package index after adding the PPA and install the software by typing:</text:p>
      <text:p text:style-name="Preformatted_20_Text"><text:span text:style-name="Source_20_Text">sudo apt-get update</text:span></text:p>
      <text:p text:style-name="P16"><text:span text:style-name="Source_20_Text">sudo apt-get install salt-minion</text:span></text:p>
      <text:p text:style-name="Text_20_body">Your Salt minion should now be installed. Skip ahead to the section on <text:a xlink:type="simple" xlink:href="https://www.digitalocean.com/community/tutorials/how-to-install-and-configure-salt-master-and-minion-servers-on-ubuntu-14-04#configure-the-minion">configuring your minion</text:a>.</text:p>
      <text:h text:style-name="Heading_20_3" text:outline-level="3"><text:bookmark text:name="install-the-stable-version-using-salt-bootstrap1"/>Install the Stable Version Using Salt-Bootstrap</text:h>
      <text:p text:style-name="Text_20_body">If you installed the stable version using <text:span text:style-name="Source_20_Text">salt-bootstrap</text:span>, you can download the same script to your minion machine:</text:p>
      <text:p text:style-name="Preformatted_20_Text"><text:span text:style-name="Source_20_Text">cd ~</text:span></text:p>
      <text:p text:style-name="P16"><text:soft-page-break/><text:span text:style-name="Source_20_Text">curl -L https://bootstrap.saltstack.com -o install_salt.sh</text:span></text:p>
      <text:p text:style-name="Text_20_body">We will call the script in almost the same way that we did on the Salt master. The only difference is that we leave out the <text:span text:style-name="Source_20_Text">-M</text:span> flag, since we do not need to install the master tools and daemons:</text:p>
      <text:p text:style-name="P16"><text:span text:style-name="Source_20_Text">sudo sh install_salt.sh -P</text:span></text:p>
      <text:p text:style-name="Text_20_body">Your Salt minion should now be installed. Skip ahead to the section on <text:a xlink:type="simple" xlink:href="https://www.digitalocean.com/community/tutorials/how-to-install-and-configure-salt-master-and-minion-servers-on-ubuntu-14-04#configure-the-minion">configuring your minion</text:a>.</text:p>
      <text:h text:style-name="Heading_20_3" text:outline-level="3"><text:bookmark text:name="install-the-development-version-using-salt-bootstrap1"/>Install the Development Version Using Salt-Bootstrap</text:h>
      <text:p text:style-name="Text_20_body">If you installed the current development version on the Salt master using <text:span text:style-name="Source_20_Text">salt-bootstrap</text:span>, you can install the companion minion process using the same script. Download it to your minion by typing:</text:p>
      <text:p text:style-name="Preformatted_20_Text"><text:span text:style-name="Source_20_Text">cd ~</text:span></text:p>
      <text:p text:style-name="P16"><text:span text:style-name="Source_20_Text">curl -L https://bootstrap.saltstack.com -o install_salt.sh</text:span></text:p>
      <text:p text:style-name="Text_20_body">The command we need to install the minion is almost the same as what we used on the master. The only difference is that we are leaving off the <text:span text:style-name="Source_20_Text">-M</text:span> flag to indicate that we do not need the Salt master tools and daemon:</text:p>
      <text:p text:style-name="P16"><text:span text:style-name="Source_20_Text">sudo sh install_salt.sh -P git develop</text:span></text:p>
      <text:p text:style-name="Text_20_body">When you are finished, continue ahead to configure your minion instance.</text:p>
      <text:h text:style-name="Heading_20_2" text:outline-level="2"><text:bookmark text:name="configure-the-minion"/>Configure the Minion</text:h>
      <text:p text:style-name="Text_20_body">Now that we have the minion installed, we can go ahead and configure it to communicate with our Salt master.</text:p>
      <text:h text:style-name="Heading_20_3" text:outline-level="3"><text:bookmark text:name="get-the-salt-master-public-key-fingerprint"/>Get the Salt Master Public Key Fingerprint</text:h>
      <text:p text:style-name="Text_20_body">Before we begin, we should grab the Salt master's key fingerprint. We can add this to our minion configuration for increased security.</text:p>
      <text:p text:style-name="Text_20_body">On your Salt master server, type:</text:p>
      <text:p text:style-name="P16"><text:span text:style-name="Source_20_Text">sudo salt-key -F master</text:span></text:p>
      <text:p text:style-name="Text_20_body">The output should look something like this:</text:p>
      <text:p text:style-name="Preformatted_20_Text"><text:span text:style-name="Source_20_Text">Output</text:span></text:p>
      <text:p text:style-name="Preformatted_20_Text"><text:span text:style-name="Source_20_Text">Local Keys:</text:span></text:p>
      <text:p text:style-name="Preformatted_20_Text"><text:span text:style-name="Source_20_Text">master.pem: <text:s/>12:db:25:3d:7f:00:a3:ed:20:55:94:ca:18:f8:67:97</text:span></text:p>
      <text:p text:style-name="Preformatted_20_Text"><text:span text:style-name="Source_20_Text">master.pub: <text:s/>7b:97:23:4b:a4:6d:16:31:2d:c9:e3:81:e2:d5:32:92</text:span></text:p>
      <text:p text:style-name="Preformatted_20_Text"><text:span text:style-name="Source_20_Text">Accepted Keys:</text:span></text:p>
      <text:p text:style-name="P16"><text:span text:style-name="Source_20_Text">saltmaster: 24:c8:77:1d:ed:10:d7:b0:3e:bc:bc:ed:41:e1:5a:d1</text:span></text:p>
      <text:p text:style-name="Text_20_body">The value of the <text:span text:style-name="Source_20_Text">master.pub</text:span> key, located under the "Local Keys" section is the fingerprint we are looking for. Copy this value to use in our Minion configuration.</text:p>
      <text:h text:style-name="Heading_20_3" text:outline-level="3"><text:bookmark text:name="modify-the-minion-configuration"/><text:soft-page-break/>Modify the Minion Configuration</text:h>
      <text:p text:style-name="Text_20_body">Back on your new Salt minion, open the minion configuration file with <text:span text:style-name="Source_20_Text">sudo</text:span> privileges:</text:p>
      <text:p text:style-name="P16"><text:span text:style-name="Source_20_Text">sudo nano /etc/salt/minion</text:span></text:p>
      <text:p text:style-name="Text_20_body">We need to specify the location where the Salt master can be found. This can either be a resolvable DNS domain name or an IP address:</text:p>
      <text:p text:style-name="Text_20_body">/etc/salt/minion</text:p>
      <text:p text:style-name="P16"><text:span text:style-name="Source_20_Text">master: ip_of_salt_master</text:span></text:p>
      <text:p text:style-name="Text_20_body">Next, set the <text:span text:style-name="Source_20_Text">master_finger</text:span> option to the fingerprint value you copied from the Salt master a moment ago:</text:p>
      <text:p text:style-name="Text_20_body">/etc/salt/minion</text:p>
      <text:p text:style-name="P16"><text:span text:style-name="Source_20_Text">master_finger: '7b:97:23:4b:a4:6d:16:31:2d:c9:e3:81:e2:d5:32:92'</text:span></text:p>
      <text:p text:style-name="Text_20_body">Save and close the file when you are finished.</text:p>
      <text:p text:style-name="Text_20_body">Now, restart the Salt minion daemon to implement your new configuration changes:</text:p>
      <text:p text:style-name="P16"><text:span text:style-name="Source_20_Text">sudo restart salt-minion</text:span></text:p>
      <text:p text:style-name="Text_20_body">The new minion should contact the Salt master service at the provided address. It will then send its key for the master to accept. In order to securely verify the key, need to check the key fingerprint on the new minion server.</text:p>
      <text:p text:style-name="Text_20_body">To do this, type:</text:p>
      <text:p text:style-name="P16"><text:span text:style-name="Source_20_Text">sudo salt-call key.finger --local</text:span></text:p>
      <text:p text:style-name="Text_20_body">You should see output that looks like this:</text:p>
      <text:p text:style-name="Preformatted_20_Text"><text:span text:style-name="Source_20_Text">Output</text:span></text:p>
      <text:p text:style-name="Preformatted_20_Text"><text:span text:style-name="Source_20_Text">local:</text:span></text:p>
      <text:p text:style-name="P16"><text:span text:style-name="Source_20_Text"><text:s text:c="4"/>32:2a:7c:9a:f2:0c:d1:db:84:df:d3:82:00:d5:8f:be</text:span></text:p>
      <text:p text:style-name="Text_20_body">You will need to verify that the key fingerprint that the master server received matches this value.</text:p>
      <text:h text:style-name="Heading_20_3" text:outline-level="3"><text:bookmark text:name="accept-the-minion-key-on-the-salt-master"/>Accept the Minion Key on the Salt Master</text:h>
      <text:p text:style-name="Text_20_body">Back on your Salt master server, we need to accept the key.</text:p>
      <text:p text:style-name="Text_20_body">First, verify that we have an unaccepted key waiting on the master:</text:p>
      <text:p text:style-name="P16"><text:span text:style-name="Source_20_Text">sudo salt-key --list all</text:span></text:p>
      <text:p text:style-name="Text_20_body">You should see a new key in the "Unaccepted Keys" section that is associated with your new minion:</text:p>
      <text:p text:style-name="Preformatted_20_Text"><text:span text:style-name="Source_20_Text">Output</text:span></text:p>
      <text:p text:style-name="Preformatted_20_Text"><text:span text:style-name="Source_20_Text">Accepted Keys:</text:span></text:p>
      <text:p text:style-name="Preformatted_20_Text"><text:span text:style-name="Source_20_Text">saltmaster</text:span></text:p>
      <text:p text:style-name="Preformatted_20_Text"><text:span text:style-name="Source_20_Text">Denied Keys:</text:span></text:p>
      <text:p text:style-name="Preformatted_20_Text"><text:span text:style-name="Source_20_Text">Unaccepted Keys:</text:span></text:p>
      <text:p text:style-name="Preformatted_20_Text"><text:soft-page-break/><text:span text:style-name="Source_20_Text">saltminion</text:span></text:p>
      <text:p text:style-name="P16"><text:span text:style-name="Source_20_Text">Rejected Keys:</text:span></text:p>
      <text:p text:style-name="Text_20_body">Check the fingerprint of the new key. Modify the highlighted portion below with the minion ID that you see in the "Unaccepted Keys" section:</text:p>
      <text:p text:style-name="P16"><text:span text:style-name="Source_20_Text">sudo salt-key -f saltminion</text:span></text:p>
      <text:p text:style-name="Text_20_body">The output should look something like this:</text:p>
      <text:p text:style-name="Preformatted_20_Text"><text:span text:style-name="Source_20_Text">Output</text:span></text:p>
      <text:p text:style-name="Preformatted_20_Text"><text:span text:style-name="Source_20_Text">Unaccepted Keys:</text:span></text:p>
      <text:p text:style-name="P16"><text:span text:style-name="Source_20_Text">saltminion: 32:2a:7c:9a:f2:0c:d1:db:84:df:d3:82:00:d5:8f:be</text:span></text:p>
      <text:p text:style-name="Text_20_body">If this matches the value you received from the minion when issuing the <text:span text:style-name="Source_20_Text">salt-call</text:span> command, you can safely accept the key by typing:</text:p>
      <text:p text:style-name="P16"><text:span text:style-name="Source_20_Text">sudo salt-key -a saltminion</text:span></text:p>
      <text:p text:style-name="Text_20_body">The key should now be added to the "Accepted Keys" section:</text:p>
      <text:p text:style-name="P16"><text:span text:style-name="Source_20_Text">sudo salt-key --list all</text:span></text:p>
      <text:p text:style-name="Preformatted_20_Text"><text:span text:style-name="Source_20_Text">Output</text:span></text:p>
      <text:p text:style-name="Preformatted_20_Text"><text:span text:style-name="Source_20_Text">Accepted Keys:</text:span></text:p>
      <text:p text:style-name="Preformatted_20_Text"><text:span text:style-name="Source_20_Text">saltmaster</text:span></text:p>
      <text:p text:style-name="Preformatted_20_Text"><text:span text:style-name="Source_20_Text">saltminion</text:span></text:p>
      <text:p text:style-name="Preformatted_20_Text"><text:span text:style-name="Source_20_Text">Denied Keys:</text:span></text:p>
      <text:p text:style-name="Preformatted_20_Text"><text:span text:style-name="Source_20_Text">Unaccepted Keys:</text:span></text:p>
      <text:p text:style-name="P16"><text:span text:style-name="Source_20_Text">Rejected Keys:</text:span></text:p>
      <text:p text:style-name="Text_20_body">Test that you can send commands to your new minion by typing:</text:p>
      <text:p text:style-name="P16"><text:span text:style-name="Source_20_Text">sudo salt '*' test.ping</text:span></text:p>
      <text:p text:style-name="Text_20_body">You should receive back answers from both of the minion daemons you've configured:</text:p>
      <text:p text:style-name="Preformatted_20_Text"><text:span text:style-name="Source_20_Text">Output</text:span></text:p>
      <text:p text:style-name="Preformatted_20_Text"><text:span text:style-name="Source_20_Text">saltminion:</text:span></text:p>
      <text:p text:style-name="Preformatted_20_Text"><text:span text:style-name="Source_20_Text"><text:s text:c="4"/>True</text:span></text:p>
      <text:p text:style-name="Preformatted_20_Text"><text:span text:style-name="Source_20_Text">saltmaster:</text:span></text:p>
      <text:p text:style-name="P16"><text:span text:style-name="Source_20_Text"><text:s text:c="4"/>True</text:span></text:p>
      <text:h text:style-name="Heading_20_2" text:outline-level="2"><text:bookmark text:name="conclusion"/>Conclusion</text:h>
      <text:p text:style-name="Text_20_body">You should now have a Salt master server configured to control your infrastructure. We've also walked through the process of setting up a new minion server. You can follow this same procedure for additional Salt minions. These are the basic skills you need to set up new infrastructure for Salt management.</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0:58:25.955676371</meta:creation-date>
    <dc:date>2016-10-24T11:01:50.474612831</dc:date>
    <meta:editing-duration>P0D</meta:editing-duration>
    <meta:editing-cycles>1</meta:editing-cycles>
    <meta:document-statistic meta:table-count="0" meta:image-count="0" meta:object-count="0" meta:page-count="9" meta:paragraph-count="218" meta:word-count="2692" meta:character-count="16584" meta:non-whitespace-character-count="14074"/>
    <meta:generator>LibreOffice/4.2.8.2$Linux_X86_64 LibreOffice_project/420m0$Build-2</meta:generator>
  </office:meta>
</office:document-meta>
</file>